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66a3" officeooo:paragraph-rsid="001a66a3"/>
    </style:style>
    <style:style style:name="P2" style:family="paragraph" style:parent-style-name="Standard">
      <style:text-properties style:font-name="Liberation Mono"/>
    </style:style>
    <style:style style:name="P3" style:family="paragraph" style:parent-style-name="Standard">
      <style:text-properties officeooo:rsid="001a66a3" officeooo:paragraph-rsid="001a66a3"/>
    </style:style>
    <style:style style:name="P4" style:family="paragraph" style:parent-style-name="Standard">
      <style:text-properties officeooo:rsid="001a66a3" officeooo:paragraph-rsid="0022087b"/>
    </style:style>
    <style:style style:name="P5" style:family="paragraph" style:parent-style-name="Standard">
      <style:text-properties fo:font-weight="bold" officeooo:rsid="001a66a3" officeooo:paragraph-rsid="001a66a3" style:font-weight-asian="bold" style:font-weight-complex="bold"/>
    </style:style>
    <style:style style:name="P6" style:family="paragraph" style:parent-style-name="Standard">
      <style:text-properties fo:font-weight="bold" officeooo:rsid="001ed389" officeooo:paragraph-rsid="001ed389" style:font-weight-asian="bold" style:font-weight-complex="bold"/>
    </style:style>
    <style:style style:name="P7" style:family="paragraph" style:parent-style-name="Standard">
      <style:text-properties fo:font-weight="bold" officeooo:rsid="0027dd94" officeooo:paragraph-rsid="0027dd94" style:font-weight-asian="bold" style:font-weight-complex="bold"/>
    </style:style>
    <style:style style:name="P8" style:family="paragraph" style:parent-style-name="Standard">
      <style:text-properties officeooo:rsid="001a66a3" officeooo:paragraph-rsid="0022087b" fo:background-color="#bbe33d"/>
    </style:style>
    <style:style style:name="P9" style:family="paragraph" style:parent-style-name="Standard">
      <style:text-properties officeooo:rsid="00229c14" officeooo:paragraph-rsid="00229c14"/>
    </style:style>
    <style:style style:name="P10" style:family="paragraph" style:parent-style-name="Standard">
      <style:text-properties officeooo:rsid="0027dd94" officeooo:paragraph-rsid="0027dd94"/>
    </style:style>
    <style:style style:name="T1" style:family="text">
      <style:text-properties officeooo:rsid="001a66a3"/>
    </style:style>
    <style:style style:name="T2" style:family="text">
      <style:text-properties officeooo:rsid="001c523c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7dd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mmap()</text:p>
      <text:p text:style-name="Standard"/>
      <text:p text:style-name="P2">void *mmap(void *addr, size_t length, int prot, int flags, </text:p>
      <text:p text:style-name="P2"><text:s text:c="11"/>int fd, off_t offset); </text:p>
      <text:p text:style-name="Standard"/>
      <text:p text:style-name="Standard">This function maps <text:span text:style-name="Source_20_Text">length</text:span> bytes of memory from the file with the descriptor <text:span text:style-name="Source_20_Text">fd</text:span>, starting at <text:span text:style-name="Source_20_Text">offset</text:span> in the file, and returns a pointer to the mapping, assuming it is successful. Since the underlying hardware works in pages, <text:span text:style-name="Source_20_Text">length</text:span> is rounded up to the nearest whole number of pages. The protection parameter, <text:span text:style-name="Source_20_Text">prot</text:span>, is a combination of read, write, and execute permissions and the <text:span text:style-name="Source_20_Text">flags</text:span> parameter contains at least <text:span text:style-name="Source_20_Text">MAP_SHARED</text:span> or <text:span text:style-name="Source_20_Text">MAP_PRIVATE</text:span>.</text:p>
      <text:p text:style-name="Standard"/>
      <text:p text:style-name="Standard"/>
      <text:p text:style-name="P3"><text:span text:style-name="T2">m</text:span>an page</text:p>
      <text:p text:style-name="P3">------------</text:p>
      <text:p text:style-name="P3">mmap() creates a new mapping in the virtual address space of the calling process. <text:s/><text:span text:style-name="T4">The starting address for the new mapping is specified in</text:span></text:p>
      <text:p text:style-name="P3"><text:span text:style-name="T4"><text:s text:c="7"/>addr.</text:span> <text:s/><text:span text:style-name="T4">The length argument specifies the length of the mapping</text:span> (which must be greater than 0).</text:p>
      <text:p text:style-name="P3"/>
      <text:p text:style-name="P3"><text:s text:c="7"/>If addr is NULL, then the kernel chooses the (page-aligned) address at which to create the mapping; this is the <text:s/>most <text:s/>portable <text:s/>method <text:s/>of</text:p>
      <text:p text:style-name="P3"><text:s text:c="7"/>creating <text:s/>a <text:s/>new <text:s/>mapping. <text:s text:c="2"/>If addr is not NULL, then the kernel takes it as a hint about where to place the mapping; on Linux, the kernel</text:p>
      <text:p text:style-name="P3"><text:s text:c="7"/>will pick a nearby page boundary (but always above or equal to the value specified by /proc/sys/vm/mmap_min_addr) and attempt to create the</text:p>
      <text:p text:style-name="P4"><text:s text:c="7"/>mapping <text:s/>there. <text:s text:c="2"/>If <text:s/>another mapping already exists there, the kernel picks a new address that may or may not depend on the hint. <text:s/></text:p>
      <text:p text:style-name="P4"/>
      <text:p text:style-name="P8">The address of the new mapping is returned as the result of the call.</text:p>
      <text:p text:style-name="P3"/>
      <text:p text:style-name="P3"><text:s text:c="7"/>The contents of a file mapping (as opposed to an anonymous mapping; see MAP_ANONYMOUS below), are <text:span text:style-name="T4">initialized using length <text:s/>bytes <text:s/>starting</text:span></text:p>
      <text:p text:style-name="P3"><text:span text:style-name="T4"><text:s text:c="7"/>at <text:s/>offset <text:s/>offset <text:s/>in the file (or other object) referred to by the file descriptor fd. <text:s/></text:span>offset must be a multiple of the page size as re‐</text:p>
      <text:p text:style-name="P3"><text:s text:c="7"/>turned by sysconf(_SC_PAGE_SIZE).</text:p>
      <text:p text:style-name="P3"/>
      <text:p text:style-name="P3"><text:s text:c="7"/>After the mmap() call has returned, the file descriptor, fd, can be closed immediately without invalidating the mapping.</text:p>
      <text:p text:style-name="P3"/>
      <text:p text:style-name="P3"><text:s text:c="7"/><text:span text:style-name="T4">The prot argument describes the desired memory protection of the mapping</text:span> (and must not conflict with the open mode of the file). <text:s/>It is ei‐</text:p>
      <text:p text:style-name="P3"><text:s text:c="7"/>ther PROT_NONE or the bitwise OR of one or more of the following flags:</text:p>
      <text:p text:style-name="P3"/>
      <text:p text:style-name="P3"><text:s text:c="7"/>PROT_EXEC <text:s/>Pages may be executed.</text:p>
      <text:p text:style-name="P3"/>
      <text:p text:style-name="P3"><text:s text:c="7"/>PROT_READ <text:s/>Pages may be read.</text:p>
      <text:p text:style-name="P3"/>
      <text:p text:style-name="P3"><text:s text:c="7"/>PROT_WRITE Pages may be written.</text:p>
      <text:p text:style-name="P3"/>
      <text:p text:style-name="P3"><text:s text:c="7"/>PROT_NONE <text:s/>Pages may not be accessed.</text:p>
      <text:p text:style-name="P3"/>
      <text:p text:style-name="P3"><text:soft-page-break/><text:s text:c="7"/><text:span text:style-name="T4">The <text:s/>flags <text:s/>argument <text:s/>determines whether updates to the mapping are visible to other processes mapping the same region, and whether updates</text:span></text:p>
      <text:p text:style-name="P3"><text:span text:style-name="T4"><text:s text:c="7"/>are carried through to the underlying file.</text:span> <text:s/>This behavior is determined by including exactly one of the following values in flags:</text:p>
      <text:p text:style-name="P3"/>
      <text:p text:style-name="P3"/>
      <text:p text:style-name="P3"><text:s text:c="6"/>MAP_SHARED</text:p>
      <text:p text:style-name="P3"><text:s text:c="14"/>Share this mapping. <text:s/>Updates to the mapping are visible to other processes mapping the same region, and (in the case of <text:s/>file-backed</text:p>
      <text:p text:style-name="P3"><text:s text:c="14"/>mappings) are carried through to the underlying file. <text:s/>(To precisely control when updates are carried through to the underlying file</text:p>
      <text:p text:style-name="P3"><text:s text:c="14"/>requires the use of msync(2).)</text:p>
      <text:p text:style-name="P3"/>
      <text:p text:style-name="P3"><text:s text:c="7"/>MAP_SHARED_VALIDATE (since Linux 4.15)</text:p>
      <text:p text:style-name="P3"><text:s text:c="14"/>This flag provides the same behavior as MAP_SHARED except that MAP_SHARED mappings ignore unknown flags in flags. <text:s/>By contrast, when</text:p>
      <text:p text:style-name="P3"><text:s text:c="14"/>creating <text:s/>a <text:s/>mapping <text:s/>using MAP_SHARED_VALIDATE, the kernel verifies all passed flags are known and fails the mapping with the error</text:p>
      <text:p text:style-name="P3"><text:s text:c="14"/>EOPNOTSUPP for unknown flags. <text:s/>This mapping type is also required to be able to use some mapping flags (e.g., MAP_SYNC).</text:p>
      <text:p text:style-name="P3"/>
      <text:p text:style-name="P3"><text:s text:c="7"/>MAP_PRIVATE</text:p>
      <text:p text:style-name="P3"><text:s text:c="14"/>Create a private copy-on-write mapping. <text:s/>Updates to the mapping are not visible to other processes mapping the same <text:s/>file, <text:s/>and <text:s/>are</text:p>
      <text:p text:style-name="P3"><text:s text:c="14"/>not carried through to the underlying file. <text:s/>It is unspecified whether changes made to the file after the mmap() call are visible in</text:p>
      <text:p text:style-name="P3"><text:s text:c="14"/>the mapped region.</text:p>
      <text:p text:style-name="P3"/>
      <text:p text:style-name="P3"><text:s text:c="7"/>Both MAP_SHARED and MAP_PRIVATE are described in POSIX.1-2001 and POSIX.1-2008. <text:s/>MAP_SHARED_VALIDATE is a Linux extension.</text:p>
      <text:p text:style-name="P3"/>
      <text:p text:style-name="P3"><text:s text:c="7"/>In addition, zero or more of the following values can be ORed in flags:</text:p>
      <text:p text:style-name="P3"/>
      <text:p text:style-name="P3"><text:s text:c="7"/>MAP_32BIT (since Linux 2.4.20, 2.6)</text:p>
      <text:p text:style-name="P3"><text:s text:c="14"/>Put the mapping into the first 2 Gigabytes of the process address space. <text:s/>This flag is supported only on <text:s/>x86-64, <text:s/>for <text:s/>64-bit <text:s/>pro‐</text:p>
      <text:p text:style-name="P3"><text:s text:c="14"/>grams. <text:s text:c="2"/>It <text:s/>was added to allow thread stacks to be allocated somewhere in the first 2 GB of memory, so as to improve context-switch</text:p>
      <text:p text:style-name="P3"><text:s text:c="14"/>performance on some early 64-bit processors. <text:s/>Modern x86-64 processors no longer have this performance problem, so use of this <text:s/>flag</text:p>
      <text:p text:style-name="P3"><text:s text:c="14"/>is not required on those systems. <text:s/>The MAP_32BIT flag is ignored when MAP_FIXED is set.</text:p>
      <text:p text:style-name="P3"/>
      <text:p text:style-name="P3"><text:s text:c="7"/>MAP_ANON</text:p>
      <text:p text:style-name="P3"><text:s text:c="14"/>Synonym for MAP_ANONYMOUS. <text:s/>Deprecated.</text:p>
      <text:p text:style-name="P3"/>
      <text:p text:style-name="P3"><text:s text:c="7"/>MAP_ANONYMOUS</text:p>
      <text:p text:style-name="P3"><text:s text:c="14"/>The <text:s/>mapping is not backed by any file; its contents are initialized to zero. <text:s/>The fd argument is ignored; however, some implementa‐</text:p>
      <text:p text:style-name="P3"><text:s text:c="14"/>tions require fd to be -1 if MAP_ANONYMOUS (or MAP_ANON) is specified, and portable applications should ensure this. <text:s/>The offset ar‐</text:p>
      <text:p text:style-name="P3"><text:soft-page-break/><text:s text:c="14"/>gument should be zero. <text:s/>The use of MAP_ANONYMOUS in conjunction with MAP_SHARED is supported on Linux only since kernel 2.4.</text:p>
      <text:p text:style-name="P9">[...]</text:p>
      <text:p text:style-name="P3"/>
      <text:p text:style-name="P5"><text:s text:c="3"/>munmap()</text:p>
      <text:p text:style-name="P3"><text:s text:c="7"/>The <text:s/>munmap() system call deletes the mappings for the specified address range, and causes further references to addresses within the range</text:p>
      <text:p text:style-name="P3"><text:s text:c="7"/>to generate invalid memory references. <text:s/>The region is also automatically unmapped when the process is terminated. <text:s/>On the other hand, clos‐</text:p>
      <text:p text:style-name="P3"><text:s text:c="7"/>ing the file descriptor does not unmap the region.</text:p>
      <text:p text:style-name="P3"/>
      <text:p text:style-name="P3"><text:s text:c="7"/>The <text:s/>address addr must be a multiple of the page size (but length need not be). <text:s/>All pages containing a part of the indicated range are un‐</text:p>
      <text:p text:style-name="P3"><text:s text:c="7"/>mapped, and subsequent references to these pages will generate SIGSEGV. <text:s/>It is not an error if the indicated range <text:s/>does <text:s/>not <text:s/>contain <text:s/>any</text:p>
      <text:p text:style-name="P3"><text:s text:c="7"/>mapped pages.</text:p>
      <text:p text:style-name="P3"/>
      <text:p text:style-name="P3">RETURN VALUE</text:p>
      <text:p text:style-name="P3"><text:s text:c="7"/>On <text:s/>success, <text:s/>mmap() returns a pointer to the mapped area. <text:s/>On error, the value MAP_FAILED (that is, (void *) -1) is returned, and errno is</text:p>
      <text:p text:style-name="P3"><text:s text:c="7"/>set to indicate the cause of the error.</text:p>
      <text:p text:style-name="P3"/>
      <text:p text:style-name="P3"><text:s text:c="7"/>On success, munmap() returns 0. <text:s/>On failure, it returns -1, and errno is set to indicate the cause of the error (probably to EINVAL).</text:p>
      <text:p text:style-name="P3"/>
      <text:p text:style-name="P3"/>
      <text:p text:style-name="P7">Uses</text:p>
      <text:p text:style-name="P3"/>
      <text:p text:style-name="P1"><text:span text:style-name="T5">1) </text:span>You can use <text:span text:style-name="Source_20_Text">mmap</text:span> to allocate an area of private memory by setting <text:span text:style-name="Source_20_Text">MAP_ANONYMOUS</text:span> in the <text:span text:style-name="Source_20_Text">flags</text:span> parameter and setting the file descriptor <text:span text:style-name="Source_20_Text">fd</text:span> to <text:span text:style-name="Source_20_Text">-1</text:span>. This is similar to allocating memory from the heap using <text:span text:style-name="Source_20_Text">malloc</text:span>, except that the memory is page-aligned and in multiples of pages. The memory is allocated in the same area as that used for libraries. In fact, this area is referred to by some as the <text:span text:style-name="Source_20_Text">mmap</text:span> area for this reason.</text:p>
      <text:p text:style-name="P3">Anonymous mappings are better for large allocations because they do not pin down the heap with chunks of memory, which would make fragmentation more likely. </text:p>
      <text:p text:style-name="P3"><text:span text:style-name="Source_20_Text"/></text:p>
      <text:p text:style-name="P3"><text:span text:style-name="Source_20_Text">malloc</text:span> (in <text:span text:style-name="Source_20_Text">glibc</text:span> at least) stops allocating memory from the heap for requests over 128 KiB and uses <text:span text:style-name="Source_20_Text">mmap</text:span> in this way, so in most cases, just using <text:span text:style-name="Source_20_Text">malloc</text:span> is the right thing to do. </text:p>
      <text:p text:style-name="P3"/>
      <text:p text:style-name="P3"/>
      <text:p text:style-name="P10">2) I<text:span text:style-name="T1">t is possible for a driver to allow its device node to be mmaped and share some of the device memory with an application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8:26:20.790363570</meta:creation-date>
    <meta:generator>LibreOffice/6.4.4.2$Linux_X86_64 LibreOffice_project/40$Build-2</meta:generator>
    <dc:date>2020-09-06T18:46:00.656488405</dc:date>
    <meta:editing-duration>PT19M36S</meta:editing-duration>
    <meta:editing-cycles>16</meta:editing-cycles>
    <meta:document-statistic meta:table-count="0" meta:image-count="0" meta:object-count="0" meta:page-count="3" meta:paragraph-count="67" meta:word-count="1083" meta:character-count="6951" meta:non-whitespace-character-count="5367"/>
  </office:meta>
</office:document-meta>
</file>